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officeooo:rsid="0013cbd8" officeooo:paragraph-rsid="0013cbd8"/>
    </style:style>
    <style:style style:name="P2" style:family="paragraph" style:parent-style-name="Standard">
      <style:paragraph-properties fo:text-align="start" style:justify-single-word="false"/>
      <style:text-properties style:font-name="Times New Roman" officeooo:rsid="0013cbd8" officeooo:paragraph-rsid="0013cbd8"/>
    </style:style>
    <style:style style:name="P3" style:family="paragraph" style:parent-style-name="Standard">
      <style:paragraph-properties fo:line-height="200%" fo:text-align="start" style:justify-single-word="false"/>
      <style:text-properties style:font-name="Times New Roman" officeooo:rsid="0013cbd8" officeooo:paragraph-rsid="0013cbd8"/>
    </style:style>
    <style:style style:name="T1" style:family="text">
      <style:text-properties officeooo:rsid="00154917"/>
    </style:style>
    <style:style style:name="T2" style:family="text">
      <style:text-properties officeooo:rsid="0017e564"/>
    </style:style>
    <style:style style:name="T3" style:family="text">
      <style:text-properties officeooo:rsid="00167a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ary Source Analysis:</text:p>
      <text:p text:style-name="P1">Summary of Personal Memoirs of John H. Brinton</text:p>
      <text:p text:style-name="P2"/>
      <text:p text:style-name="P3"><text:tab/>Read the first 5 chapters of Brinton’s memoirs-- <text:span text:style-name="T1">about 70 pages in</text:span>. Brinton was a Union brigadier surgeon in the Civil War. From what I read, the account covered the start of the war from his home in Philadelphia into him retrieving wounded Union soldiers from Columbus Kentucky. The memoir gives a pretty intimate description of what it was like setting up as the war was starting. The confusion and the running out of resources, one line on page 28 stuck out to me: “<text:span text:style-name="T1">But alas! when I reached Washington, I found that the rain of the shoddy had begun, and in vain might I search the loyal cities for a pair of honest blankets.”</text:span><text:span text:style-name="T2">(Brinton 28)</text:span><text:span text:style-name="T1"> One, I didn’t know that, at least in Brinton’s writing the exclamation point was not considered a terminator of a sentence, </text:span><text:span text:style-name="T3">(the “w” in “when” was lowercase)</text:span><text:span text:style-name="T1"> at least in that context and two, it gives an insightful anecdote about the logistical issues of the war at the time. He later describes similar issues in his visit to the Confederate camp when he is retrieving those soldiers, among another interesting observation about, as described, “children's diseases”</text:span><text:span text:style-name="T2">(Brinton 61)</text:span><text:span text:style-name="T1"> cropping up among the farm native Southern soldiers. He observed that measles and other not specifically named diseases were common among confederate strongholds as many of the soldiers did not have a chance to gain immunity from prior infection as children. I thought the conception of these diseases as children's diseases was interesting and makes obvious sense for the time period, but I never would have thought of those being spread in the civil war if I had not read Brinton’s writing. To move back towards the very start of the succession, Brinton describes how himself and many other Philly natives went to purchase handguns when they felt the war would be inevitable and he also described how many people loyal to the Union in Washington were very worried or even cynical about the outcome of the war. Something I didn’t really think about. Brinton is also very sentimental, which made his account feel pretty personal reading, a reminder of how recent it was. It is addressed to an imagined relative reading it to learn about their ancestors life and the forew</text:span><text:span text:style-name="T3">o</text:span><text:span text:style-name="T1">rd is pretty sweet although a little weird in my opinion. He describes a few of the other folks in charge as lonely </text:span><text:soft-page-break/><text:span text:style-name="T1">and even discusses his own feelings of inadequacy towards the outset of the war. There is a lot of reflection of people not really being ready for this to happen, leaders being somewhat sheltered and soldiers not really receiving that much training. He describes the difficulties that arose in setting up a </text:span><text:span text:style-name="T3">hospital </text:span><text:span text:style-name="T1">in Mound City, </text:span><text:span text:style-name="T3">Illinois (which was cool for me personally as I have family in Illinois and actually visited some of the Native American mounds near St. Louis of which Mound City is named after-- I did a project on them in middle school!). He talks about how the western men collected from the nearby area were kind of oppositional to doing the “Women’s work” of managing the place and later a group of Catholic Nuns took over the nursing-- Brinton was very approving of their work. A part of the early units of the class was talking about the actual experience of being in the colonial militia and the somewhat patchwork quality of that military. I think the spontaneity and scale of these armies forming carried into the civil war forces farmers and city folk were forced into these roles of soldiers. Brinton talks about how the Union and Succession soldiers, “seemed to loathe to part”</text:span><text:span text:style-name="T2">(Brinton 59)</text:span><text:span text:style-name="T3"> when they Union soldiers were being taken back to the Mound City hospital from the Confederate camp. </text:span><text:span text:style-name="T2">He also writes about how a lot of the men there very much shared an anti-union pro-slavery sentiment with “Abolitionist”(Brinton 58) being used as an insult.</text:span><text:span text:style-name="T3"> Brinton writes a lot of the human element of the war with a </text:span><text:span text:style-name="T2">humanity</text:span><text:span text:style-name="T3"> </text:span><text:span text:style-name="T2">I wasn’t really instructed with when learning American History in high school. I hope this writing wasn’t too self-centered or informal but Brinton does write as if he is telling a story to someone, so I thought it's fair to approach the summary similar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4T22:38:48.116249236</meta:creation-date>
    <dc:date>2025-04-24T23:28:44.610181598</dc:date>
    <meta:editing-duration>PT15S</meta:editing-duration>
    <meta:editing-cycles>1</meta:editing-cycles>
    <meta:document-statistic meta:table-count="0" meta:image-count="0" meta:object-count="0" meta:page-count="2" meta:paragraph-count="3" meta:word-count="720" meta:character-count="4179" meta:non-whitespace-character-count="3461"/>
    <meta:generator>LibreOffice/25.2.1.2$Linux_X86_64 LibreOffice_project/520$Build-2</meta:generator>
  </office:meta>
</office:document-meta>
</file>